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blank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blank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6$Unix OpenOffice.org_project/416m1$Build-9790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5" meta:word-count="14" meta:character-count="6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